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209"/>
    </style:style>
    <style:style style:name="P2" style:family="paragraph" style:parent-style-name="Standard">
      <style:text-properties officeooo:rsid="001d3209" officeooo:paragraph-rsid="001d3209"/>
    </style:style>
    <style:style style:name="P3" style:family="paragraph" style:parent-style-name="Standard">
      <style:text-properties officeooo:rsid="001d3209" officeooo:paragraph-rsid="001d3209" fo:background-color="#ffff00"/>
    </style:style>
    <style:style style:name="P4" style:family="paragraph" style:parent-style-name="Standard">
      <style:text-properties officeooo:rsid="001fe384" officeooo:paragraph-rsid="001fe384"/>
    </style:style>
    <style:style style:name="P5" style:family="paragraph" style:parent-style-name="Standard">
      <style:text-properties officeooo:rsid="00210e82" officeooo:paragraph-rsid="00210e82"/>
    </style:style>
    <style:style style:name="P6" style:family="paragraph" style:parent-style-name="Standard">
      <style:text-properties officeooo:rsid="0022b62b" officeooo:paragraph-rsid="0022b62b"/>
    </style:style>
    <style:style style:name="P7" style:family="paragraph" style:parent-style-name="Standard">
      <style:text-properties officeooo:rsid="0022b62b" officeooo:paragraph-rsid="0022e728"/>
    </style:style>
    <style:style style:name="P8" style:family="paragraph" style:parent-style-name="Standard">
      <style:text-properties officeooo:rsid="0022b62b" officeooo:paragraph-rsid="00248949"/>
    </style:style>
    <style:style style:name="P9" style:family="paragraph" style:parent-style-name="Standard">
      <style:text-properties officeooo:rsid="0022b62b" officeooo:paragraph-rsid="0024d0e5"/>
    </style:style>
    <style:style style:name="P10" style:family="paragraph" style:parent-style-name="Standard">
      <style:text-properties officeooo:rsid="0022e728" officeooo:paragraph-rsid="0022e728"/>
    </style:style>
    <style:style style:name="P11" style:family="paragraph" style:parent-style-name="Standard">
      <style:text-properties officeooo:rsid="0022b62b" officeooo:paragraph-rsid="00248949" fo:background-color="#ffff00"/>
    </style:style>
    <style:style style:name="P12" style:family="paragraph" style:parent-style-name="Standard">
      <style:text-properties officeooo:rsid="00248949" officeooo:paragraph-rsid="00248949" fo:background-color="#ffff00"/>
    </style:style>
    <style:style style:name="P13" style:family="paragraph" style:parent-style-name="Standard">
      <style:text-properties officeooo:rsid="0024d0e5" officeooo:paragraph-rsid="0024d0e5" fo:background-color="#ffff00"/>
    </style:style>
    <style:style style:name="P14" style:family="paragraph" style:parent-style-name="Standard">
      <style:text-properties officeooo:rsid="002563f1" officeooo:paragraph-rsid="002563f1" fo:background-color="#ffff00"/>
    </style:style>
    <style:style style:name="P15" style:family="paragraph" style:parent-style-name="Standard">
      <style:text-properties officeooo:rsid="00248949" officeooo:paragraph-rsid="00248949"/>
    </style:style>
    <style:style style:name="P16" style:family="paragraph" style:parent-style-name="Standard">
      <style:text-properties officeooo:rsid="00248949" officeooo:paragraph-rsid="00271dc0"/>
    </style:style>
    <style:style style:name="P17" style:family="paragraph" style:parent-style-name="Standard">
      <style:text-properties officeooo:rsid="002cad1a" officeooo:paragraph-rsid="002cad1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2e728" fo:background-color="#ffff00" loext:char-shading-value="0"/>
    </style:style>
    <style:style style:name="T4" style:family="text">
      <style:text-properties officeooo:rsid="00210e82"/>
    </style:style>
    <style:style style:name="T5" style:family="text">
      <style:text-properties officeooo:rsid="0022e728"/>
    </style:style>
    <style:style style:name="T6" style:family="text">
      <style:text-properties fo:color="#c9211e" fo:background-color="#ffff00" loext:char-shading-value="0"/>
    </style:style>
    <style:style style:name="T7" style:family="text">
      <style:text-properties officeooo:rsid="0024d0e5"/>
    </style:style>
    <style:style style:name="T8" style:family="text">
      <style:text-properties officeooo:rsid="00271dc0"/>
    </style:style>
    <style:style style:name="T9" style:family="text">
      <style:text-properties officeooo:rsid="002807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FormProject2 :</text:p>
      <text:p text:style-name="P2">___________</text:p>
      <text:p text:style-name="P2"/>
      <text:p text:style-name="P2"><text:s text:c="12"/>Student FeedBack Form</text:p>
      <text:p text:style-name="P2"/>
      <text:p text:style-name="P1">Name <text:s text:c="2"/>: <text:s text:c="3"/></text:p>
      <text:p text:style-name="P2"/>
      <text:p text:style-name="P2">Email <text:s/>: <text:s text:c="5"/></text:p>
      <text:p text:style-name="P2"><text:s/></text:p>
      <text:p text:style-name="P2">FeedBack <text:s/>: <text:s text:c="10"/></text:p>
      <text:p text:style-name="P2"/>
      <text:p text:style-name="P2"/>
      <text:p text:style-name="P2"/>
      <text:p text:style-name="P2"><text:s text:c="14"/><text:span text:style-name="T1">submit </text:span></text:p>
      <text:p text:style-name="P3"/>
      <text:p text:style-name="P3"/>
      <text:p text:style-name="P3"/>
      <text:p text:style-name="P2"/>
      <text:p text:style-name="P2">1. <text:s/>validating data display in console(cmd)</text:p>
      <text:p text:style-name="P2">2. <text:s/>print(cleaned_data)</text:p>
      <text:p text:style-name="P2">3. after pressing submit butten thankyou.html</text:p>
      <text:p text:style-name="P2"/>
      <text:p text:style-name="P2"><text:s text:c="9"/>return thank_view(request)</text:p>
      <text:p text:style-name="P2"/>
      <text:p text:style-name="P2"/>
      <text:p text:style-name="P4">Day 2:</text:p>
      <text:p text:style-name="P4">-------</text:p>
      <text:p text:style-name="P4"/>
      <text:p text:style-name="P4">Modification 1 :</text:p>
      <text:p text:style-name="P4"/>
      <text:p text:style-name="P4">Enter Password <text:s text:c="7"/>:</text:p>
      <text:p text:style-name="P4"><text:s/></text:p>
      <text:p text:style-name="P4">Re-Enter Password <text:s text:c="2"/>:</text:p>
      <text:p text:style-name="P4"/>
      <text:p text:style-name="P4"/>
      <text:p text:style-name="P4">Validations </text:p>
      <text:p text:style-name="P4">-------------</text:p>
      <text:p text:style-name="P4"><text:span text:style-name="T4">By using </text:span>Three types of methods </text:p>
      <text:p text:style-name="P4">1. By using clean_fieldname() method</text:p>
      <text:p text:style-name="P4">2. By using <text:span text:style-name="T4">dj</text:span>validators</text:p>
      <text:p text:style-name="P4">3. By using <text:span text:style-name="T4">single clean Method</text:span></text:p>
      <text:p text:style-name="P5">4. By using custom <text:s/>dj validators</text:p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6"><text:soft-page-break/>Method 1 :</text:p>
      <text:p text:style-name="P6">_______</text:p>
      <text:p text:style-name="P6"/>
      <text:p text:style-name="Standard">forms.py</text:p>
      <text:p text:style-name="P6"/>
      <text:p text:style-name="P6">from django import forms</text:p>
      <text:p text:style-name="P6">class FeedbackForm(forms.Form):</text:p>
      <text:p text:style-name="P6"><text:s text:c="11"/>name=forms.CharField()</text:p>
      <text:p text:style-name="P6"><text:s text:c="11"/>rollno=forms.IntegerField()</text:p>
      <text:p text:style-name="P6"><text:s text:c="11"/>email=forms.EmailField()</text:p>
      <text:p text:style-name="P6"><text:s text:c="11"/>feedback=forms.CharField(widget=forms.Textarea)</text:p>
      <text:p text:style-name="P6"><text:s text:c="11"/>def <text:span text:style-name="T2">clean_name(self):</text:span></text:p>
      <text:p text:style-name="P6"><text:s text:c="21"/>inputname=self.cleaned_data[‘name’]</text:p>
      <text:p text:style-name="P6"><text:s text:c="21"/>if len(inputname)&lt;4:</text:p>
      <text:p text:style-name="P6"><text:s text:c="35"/>raise forms.ValidationError(“name length should be 4”)</text:p>
      <text:p text:style-name="P6"><text:s text:c="21"/><text:span text:style-name="T5">return inputname</text:span></text:p>
      <text:p text:style-name="P6"/>
      <text:p text:style-name="P10">Method 2 :</text:p>
      <text:p text:style-name="P10"><text:s text:c="7"/>By using django validators </text:p>
      <text:p text:style-name="P10"/>
      <text:p text:style-name="P10"><text:s/><text:span text:style-name="T6">forms.py </text:span></text:p>
      <text:p text:style-name="P10"/>
      <text:p text:style-name="P10">from django import forms</text:p>
      <text:p text:style-name="P10">from django.core import validators</text:p>
      <text:p text:style-name="P7">class FeedbackForm(forms.Form):</text:p>
      <text:p text:style-name="P7"><text:s text:c="11"/>name=forms.CharField()</text:p>
      <text:p text:style-name="P7"><text:s text:c="11"/>rollno=forms.IntegerField()</text:p>
      <text:p text:style-name="P8"><text:s text:c="11"/>email=forms.EmailField()</text:p>
      <text:p text:style-name="P8"><text:s text:c="10"/><text:span text:style-name="T2">feedback=forms.CharField(widget=forms.Textarea,</text:span><text:span text:style-name="T3">validators=</text:span></text:p>
      <text:p text:style-name="P11"><text:span text:style-name="T5">[validators.MaxLengthValidator(40),validators.MinLengthValidator(10)]</text:span>)</text:p>
      <text:p text:style-name="P11"/>
      <text:p text:style-name="P12">Method 3 :</text:p>
      <text:p text:style-name="P8"/>
      <text:p text:style-name="P8"/>
      <text:p text:style-name="P15">custom validators :-</text:p>
      <text:p text:style-name="P15"/>
      <text:p text:style-name="P15">eg. name should starts with d or D.</text:p>
      <text:p text:style-name="P15">def starts_with_d(value):</text:p>
      <text:p text:style-name="P15"><text:s text:c="12"/><text:span text:style-name="T7">if value[0].lower()!=’d’:</text:span></text:p>
      <text:p text:style-name="P15"><text:s text:c="20"/><text:span text:style-name="T7">raise forms.ValidationError(“name should start with ‘d’ ”)</text:span></text:p>
      <text:p text:style-name="P15"><text:s text:c="20"/></text:p>
      <text:p text:style-name="P9">class FeedbackForm(forms.Form):</text:p>
      <text:p text:style-name="P9"><text:s text:c="11"/>name=forms.CharField(<text:span text:style-name="T7">validators=starts_with_d</text:span>)</text:p>
      <text:p text:style-name="P9"><text:s text:c="11"/>rollno=forms.IntegerField()</text:p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Method 4 :</text:p>
      <text:p text:style-name="P13"/>
      <text:p text:style-name="P14">By using clean():-</text:p>
      <text:p text:style-name="P14"/>
      <text:p text:style-name="P15"><text:s text:c="7"/><text:span text:style-name="T8">def clean(self):</text:span></text:p>
      <text:p text:style-name="P15"><text:s text:c="15"/><text:span text:style-name="T9">print(“Total Validations by using clean method ”)</text:span></text:p>
      <text:p text:style-name="P15"><text:s text:c="15"/><text:span text:style-name="T8">total_cleaned_data = super().clean()</text:span></text:p>
      <text:p text:style-name="P16"><text:s text:c="15"/><text:span text:style-name="T8">inputname=total_cleaned_data[‘name’]</text:span></text:p>
      <text:p text:style-name="P16"><text:s text:c="15"/></text:p>
      <text:p text:style-name="P16"><text:s text:c="14"/></text:p>
      <text:p text:style-name="P16"><text:s text:c="15"/><text:span text:style-name="T8">#name length should be greater than ‘4’</text:span></text:p>
      <text:p text:style-name="P16"><text:s text:c="15"/><text:span text:style-name="T8">if len(inputname)&lt;4:</text:span></text:p>
      <text:p text:style-name="P16"><text:s text:c="32"/></text:p>
      <text:p text:style-name="P16"><text:s text:c="30"/></text:p>
      <text:p text:style-name="P16"><text:s text:c="26"/><text:span text:style-name="T8">raise forms.ValidationError(“name length should be greater than 4 ”)</text:span></text:p>
      <text:p text:style-name="P16"/>
      <text:p text:style-name="P16"><text:s text:c="19"/></text:p>
      <text:p text:style-name="P16"><text:s text:c="21"/></text:p>
      <text:p text:style-name="P16"><text:s text:c="16"/></text:p>
      <text:p text:style-name="P15"><text:s text:c="13"/></text:p>
      <text:p text:style-name="P15"/>
      <text:p text:style-name="P17">Day 3 :</text:p>
      <text:p text:style-name="P17"/>
      <text:p text:style-name="P17"/>
      <text:p text:style-name="P17">-: StudentRegistration class :-</text:p>
      <text:p text:style-name="P17"/>
      <text:p text:style-name="P15"/>
      <text:p text:style-name="P15"/>
      <text:p text:style-name="P15"/>
      <text:p text:style-name="P15"><text:s text:c="12"/></text:p>
      <text:p text:style-name="P8"><text:s text:c="10"/></text:p>
      <text:p text:style-name="P7"/>
      <text:p text:style-name="P7"/>
      <text:p text:style-name="P7"><text:s text:c="11"/></text:p>
      <text:p text:style-name="P10"><text:span text:style-name="T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22T17:20:45.658452743</meta:creation-date>
    <dc:date>2021-02-23T15:57:29.287027673</dc:date>
    <meta:editing-duration>PT4H54M12S</meta:editing-duration>
    <meta:editing-cycles>5</meta:editing-cycles>
    <meta:generator>LibreOffice/6.3.2.2$Linux_X86_64 LibreOffice_project/30$Build-2</meta:generator>
    <meta:document-statistic meta:table-count="0" meta:image-count="0" meta:object-count="0" meta:page-count="3" meta:paragraph-count="83" meta:word-count="194" meta:character-count="2398" meta:non-whitespace-character-count="1613"/>
  </office:meta>
</office:document-meta>
</file>